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officeooo:paragraph-rsid="000a8d50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19597107" text:style-name="L2">
        <text:list-item>
          <text:p text:style-name="P2">create an array with a range of values?</text:p>
        </text:list-item>
        <text:list-item>
          <text:p text:style-name="P2">create an array of evenly spaced values?</text:p>
        </text:list-item>
        <text:list-item>
          <text:p text:style-name="P2">How can we reshape an array?</text:p>
        </text:list-item>
        <text:list-item>
          <text:p text:style-name="P1">How can we find the shape of an array?</text:p>
        </text:list-item>
        <text:list-item>
          <text:p text:style-name="P1">find the number of dimensions of an array?</text:p>
        </text:list-item>
        <text:list-item>
          <text:p text:style-name="P1">How can we find the size (number of elements) of an array?</text:p>
        </text:list-item>
        <text:list-item>
          <text:p text:style-name="P1">How can we find the data type of elements in an array?</text:p>
        </text:list-item>
        <text:list-item>
          <text:p text:style-name="P1">How can we convert an array to a different data type?</text:p>
        </text:list-item>
        <text:list-item>
          <text:p text:style-name="P2">How can we create an array of ones?</text:p>
        </text:list-item>
        <text:list-item>
          <text:p text:style-name="P2">create an array of zeros?</text:p>
        </text:list-item>
        <text:list-item>
          <text:p text:style-name="P1">How can we find the minimum and maximum values of an array?</text:p>
        </text:list-item>
        <text:list-item>
          <text:p text:style-name="P1">How can we find the mean, median, and standard deviation of an array</text:p>
        </text:list-item>
        <text:list-item>
          <text:p text:style-name="P1">How can we find the sum of elements of an array?</text:p>
        </text:list-item>
        <text:list-item>
          <text:p text:style-name="P1">How can we find the cumulative sum of elements of an array?</text:p>
        </text:list-item>
        <text:list-item>
          <text:p text:style-name="P1">How can we split an array into multiple sub-arrays?</text:p>
        </text:list-item>
        <text:list-item>
          <text:p text:style-name="P1">How can we concatenate multiple arrays?</text:p>
        </text:list-item>
        <text:list-item>
          <text:p text:style-name="P1">How can we stack arrays vertically or horizontally?</text:p>
        </text:list-item>
        <text:list-item>
          <text:p text:style-name="P1">How can we extract specific elements or sub-arrays from an array?</text:p>
        </text:list-item>
        <text:list-item>
          <text:p text:style-name="P1">How can we create a copy of an array?</text:p>
        </text:list-item>
        <text:list-item>
          <text:p text:style-name="P1">How can we find the unique elements of an array?</text:p>
        </text:list-item>
        <text:list-item>
          <text:p text:style-name="P1">How can we find the intersection or difference of two arrays?</text:p>
        </text:list-item>
        <text:list-item>
          <text:p text:style-name="P1">How can we find the boolean index of an array based on a certain condition?</text:p>
        </text:list-item>
        <text:list-item>
          <text:p text:style-name="P1">How can we apply mathematical functions to all elements of an array?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5:37:15.664000000</meta:creation-date>
    <dc:date>2023-01-20T15:48:24.222000000</dc:date>
    <meta:editing-duration>PT37S</meta:editing-duration>
    <meta:editing-cycles>1</meta:editing-cycles>
    <meta:document-statistic meta:table-count="0" meta:image-count="0" meta:object-count="0" meta:page-count="1" meta:paragraph-count="23" meta:word-count="248" meta:character-count="1201" meta:non-whitespace-character-count="999"/>
    <meta:generator>LibreOffice/7.3.4.2$Windows_X86_64 LibreOffice_project/728fec16bd5f605073805c3c9e7c4212a0120dc5</meta:generator>
  </office:meta>
</office:document-meta>
</file>